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3465a4" draw:fill="solid" draw:fill-color="#85c0f9" draw:textarea-horizontal-align="justify" draw:textarea-vertical-align="middle" draw:auto-grow-height="false" fo:min-height="1.145cm" fo:min-width="7.044cm" draw:shadow="visible" draw:shadow-offset-x="-0.212cm" draw:shadow-offset-y="0.212cm" draw:shadow-opacity="50%"/>
    </style:style>
    <style:style style:name="gr3" style:family="graphic" style:parent-style-name="standard">
      <style:graphic-properties svg:stroke-color="#3465a4" draw:fill="solid" draw:fill-color="#85c0f9" draw:textarea-horizontal-align="justify" draw:textarea-vertical-align="middle" draw:auto-grow-height="false" fo:min-height="2.634cm" fo:min-width="7.044cm" draw:shadow="visible" draw:shadow-offset-x="-0.212cm" draw:shadow-offset-y="0.212cm" draw:shadow-opacity="50%"/>
    </style:style>
    <style:style style:name="gr4" style:family="graphic" style:parent-style-name="standard">
      <style:graphic-properties draw:stroke="dash" draw:stroke-dash="Fine_20_Dashed" svg:stroke-width="0.051cm" svg:stroke-color="#3465a4" draw:marker-start-width="0.356cm" draw:marker-end-width="0.356cm" draw:fill="hatch" draw:fill-color="#ffffff" draw:fill-hatch-name="Hatching_20_1" draw:fill-hatch-solid="true" draw:textarea-horizontal-align="justify" draw:textarea-vertical-align="middle" draw:auto-grow-height="false" fo:min-height="1.222cm" fo:min-width="4.909cm" fo:padding-top="0.151cm" fo:padding-bottom="0.151cm" fo:padding-left="0.276cm" fo:padding-right="0.27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85c0f9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hatch" draw:fill-color="#ffffff" draw:fill-hatch-name="Hatching_20_1" draw:fill-hatch-solid="tru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75cm" svg:height="0.837cm" svg:x="8.558cm" svg:y="13.981cm">
          <draw:text-box>
            <text:p><text:span text:style-name="T1">Parent</text:span></text:p>
          </draw:text-box>
        </draw:frame>
        <draw:custom-shape draw:style-name="gr2" draw:text-style-name="P3" draw:layer="layout" svg:width="7.544cm" svg:height="1.27cm" svg:x="6.155cm" svg:y="11.365cm">
          <text:p text:style-name="P2"><text:span text:style-name="T2">AuthenticationMana</text:span><text:span text:style-name="T2">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7.544cm" svg:height="2.759cm" svg:x="1.711cm" svg:y="16.275cm">
            <text:p text:style-name="P2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5.461cm" svg:height="1.524cm" svg:x="2.428cm" svg:y="17.383cm">
            <text:p text:style-name="P2"><text:span text:style-name="T1">Authe</text:span><text:span text:style-name="T1">nticati</text:span><text:span text:style-name="T1">on</text:span><text:span text:style-name="T1"><text:line-break/></text:span><text:span text:style-name="T1">Provi</text:span><text:span text:style-name="T1">ders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5.684cm" svg:height="0.837cm" svg:x="2.293cm" svg:y="16.446cm">
            <draw:text-box>
              <text:p><text:span text:style-name="T1">ProviderManag</text:span><text:span text:style-name="T1">er</text:span></text:p>
            </draw:text-box>
          </draw:frame>
        </draw:g>
        <draw:g>
          <draw:custom-shape draw:style-name="gr3" draw:text-style-name="P3" draw:layer="layout" svg:width="7.544cm" svg:height="2.759cm" svg:x="10.605cm" svg:y="16.2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5.461cm" svg:height="1.524cm" svg:x="11.322cm" svg:y="17.389cm">
            <text:p text:style-name="P2"><text:span text:style-name="T1">Authe</text:span><text:span text:style-name="T1">nticati</text:span><text:span text:style-name="T1">on</text:span><text:span text:style-name="T1"><text:line-break/></text:span><text:span text:style-name="T1">Provid</text:span><text:span text:style-name="T1">ers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5.684cm" svg:height="0.837cm" svg:x="11.187cm" svg:y="16.452cm">
            <draw:text-box>
              <text:p><text:span text:style-name="T1">Provi</text:span><text:span text:style-name="T1">derM</text:span><text:span text:style-name="T1">anag</text:span><text:span text:style-name="T1">er</text:span></text:p>
            </draw:text-box>
          </draw:frame>
        </draw:g>
        <draw:line draw:style-name="gr5" draw:text-style-name="P5" draw:layer="layout" svg:x1="5.345cm" svg:y1="16.113cm" svg:x2="9.79cm" svg:y2="13.065cm">
          <text:p/>
        </draw:line>
        <draw:line draw:style-name="gr5" draw:text-style-name="P5" draw:layer="layout" svg:x1="14.389cm" svg:y1="16.114cm" svg:x2="9.944cm" svg:y2="13.0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Hatching_20_1" draw:display-name="Hatching 1" draw:style="single" draw:color="#85c0f9" draw:distance="0.508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4T10:09:24.641906059</meta:creation-date>
    <dc:date>2020-02-24T15:08:21.729783176</dc:date>
    <meta:editing-duration>PT48M55S</meta:editing-duration>
    <meta:editing-cycles>6</meta:editing-cycles>
    <meta:generator>LibreOffice/6.0.7.3$Linux_X86_64 LibreOffice_project/00m0$Build-3</meta:generator>
    <meta:document-statistic meta:object-count="12"/>
  </office:meta>
</office:document-meta>
</file>